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2" style:family="graphic" style:parent-style-name="standard">
      <style:graphic-properties svg:stroke-color="#000000" draw:fill="solid" draw:fill-color="#990000" draw:textarea-horizontal-align="center" draw:textarea-vertical-align="middle" draw:shadow-offset-x="0.203cm" draw:shadow-offset-y="0.203cm"/>
    </style:style>
    <style:style style:name="gr3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textarea-horizontal-align="center" draw:textarea-vertical-align="middle" draw:auto-grow-height="true" draw:auto-grow-width="false" fo:max-height="0cm" fo:min-height="8.024cm" draw:shadow="hidden"/>
    </style:style>
    <style:style style:name="gr4" style:family="graphic" style:parent-style-name="standard">
      <style:graphic-properties svg:stroke-color="#000000" draw:fill-color="#ff6600"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cc3300" draw:textarea-horizontal-align="center" draw:textarea-vertical-align="middle" draw:shadow-offset-x="0.203cm" draw:shadow-offset-y="0.203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99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opacity="0%" draw:fill-color="#661900" draw:textarea-horizontal-align="center" draw:textarea-vertical-align="middle"/>
    </style:style>
    <style:style style:name="gr9" style:family="graphic" style:parent-style-name="standard">
      <style:graphic-properties svg:stroke-color="#990000" draw:fill="solid" draw:fill-color="#990000" draw:textarea-horizontal-align="justify" draw:textarea-vertical-align="middle" draw:auto-grow-height="false" fo:min-height="0cm" fo:min-width="0cm" draw:shadow="hidden"/>
    </style:style>
    <style:style style:name="gr10" style:family="graphic" style:parent-style-name="standard">
      <style:graphic-properties svg:stroke-color="#ff9900" draw:fill-color="#ff99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fo:min-height="1.425cm"/>
    </style:style>
    <style:style style:name="gr12" style:family="graphic" style:parent-style-name="standard">
      <style:graphic-properties svg:stroke-color="#000000" draw:fill="solid" draw:fill-color="#ff3300" draw:textarea-horizontal-align="center" draw:textarea-vertical-align="middle" draw:shadow-offset-x="0.203cm" draw:shadow-offset-y="0.203cm"/>
    </style:style>
    <style:style style:name="gr13" style:family="graphic" style:parent-style-name="standard">
      <style:graphic-properties svg:stroke-color="#000000" draw:fill="solid" draw:fill-color="#ff6600" draw:textarea-horizontal-align="center" draw:textarea-vertical-align="middle" draw:shadow-offset-x="0.203cm" draw:shadow-offset-y="0.203cm"/>
    </style:style>
    <style:style style:name="gr14" style:family="graphic" style:parent-style-name="standard">
      <style:graphic-properties svg:stroke-color="#000000" draw:fill="solid" draw:fill-color="#ff9900" draw:textarea-horizontal-align="center" draw:textarea-vertical-align="middle" draw:shadow-offset-x="0.203cm" draw:shadow-offset-y="0.203cm"/>
    </style:style>
    <style:style style:name="gr15" style:family="graphic" style:parent-style-name="standard">
      <style:graphic-properties svg:stroke-color="#000000" draw:fill="solid" draw:fill-color="#ffcc00" draw:textarea-horizontal-align="center" draw:textarea-vertical-align="middle" draw:shadow-offset-x="0.203cm" draw:shadow-offset-y="0.203cm"/>
    </style:style>
    <style:style style:name="gr16" style:family="graphic" style:parent-style-name="standard">
      <style:graphic-properties svg:stroke-color="#ff9900" draw:fill-color="#ff33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P1" style:family="paragraph">
      <style:text-properties fo:font-family="'Eras Demi ITC'" style:font-family-generic="swiss" style:font-pitch="variable" fo:font-size="200pt" fo:font-weight="normal" style:font-size-asian="200pt" style:font-size-complex="20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Eras Demi ITC'" style:font-family-generic="swiss" style:font-pitch="variable" fo:font-size="200pt" fo:font-weight="normal" style:font-size-asian="200pt" style:font-size-complex="200pt"/>
    </style:style>
    <style:style style:name="P4" style:family="paragraph">
      <style:text-properties fo:font-size="200pt"/>
    </style:style>
    <style:style style:name="P5" style:family="paragraph">
      <style:text-properties fo:font-size="18pt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10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Eras Demi ITC'" style:font-family-generic="swiss" style:font-pitch="variable" fo:font-size="200pt" fo:font-weight="normal" style:font-size-asian="200pt" style:font-size-complex="200pt"/>
    </style:style>
    <style:style style:name="T2" style:family="text">
      <style:text-properties fo:color="#000000" style:text-outline="false" style:text-line-through-style="none" style:text-position="0% 100%" fo:font-family="'Arial Black'" style:font-family-generic="roman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86cm" svg:height="8.278cm" svg:x="1.762cm" svg:y="3.263cm">
          <draw:text-box>
            <text:p><text:span text:style-name="T1">IRDAP</text:span></text:p>
          </draw:text-box>
        </draw:frame>
        <draw:path draw:style-name="gr2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4" draw:text-style-name="P2" draw:layer="layout" svg:width="1.477cm" svg:height="1.968cm" svg:x="10.71cm" svg:y="6.401cm" svg:viewBox="0 0 1478 1969" svg:d="M766 1682c136-128 250-265 366-440 115-174 196-334 260-508 64-175 91-313 86-442-5-128-40-208-113-256-72-47-160-48-280-2s-237 126-373 253-250 265-366 440c-115 174-196 334-260 508-64 175-90 313-85 442 5 128 40 208 112 256 72 47 160 48 280 2 120-47 237-126 373-253z">
          <text:p/>
        </draw:path>
        <draw:path draw:style-name="gr5" draw:text-style-name="P2" draw:layer="layout" svg:width="2.234cm" svg:height="2.996cm" svg:x="10.504cm" svg:y="5.94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6" draw:text-style-name="P2" draw:layer="layout" svg:width="2.07cm" svg:height="2.667cm" draw:transform="rotate (-0.0335103216394706) translate (2.147cm 4.175cm)">
          <text:p/>
          <draw:enhanced-geometry svg:viewBox="0 0 21600 21600" draw:text-areas="?f0 ?f7 ?f2 21600" draw:type="up-arrow" draw:modifiers="6986.80659670165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.07cm" svg:height="2.668cm" draw:transform="rotate (-0.0335103216394706) translate (1.979cm 7.858cm)">
          <text:p/>
          <draw:enhanced-geometry svg:viewBox="0 0 21600 21600" draw:text-areas="?f0 ?f7 ?f2 21600" draw:mirror-horizontal="true" draw:mirror-vertical="true" draw:type="up-arrow" draw:modifiers="6986.80659670165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2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4" draw:text-style-name="P2" draw:layer="layout" svg:width="1.477cm" svg:height="1.968cm" svg:x="10.71cm" svg:y="6.401cm" svg:viewBox="0 0 1478 1969" svg:d="M766 1682c136-128 250-265 366-440 115-174 196-334 260-508 64-175 91-313 86-442-5-128-40-208-113-256-72-47-160-48-280-2s-237 126-373 253-250 265-366 440c-115 174-196 334-260 508-64 175-90 313-85 442 5 128 40 208 112 256 72 47 160 48 280 2 120-47 237-126 373-253z">
          <text:p/>
        </draw:path>
        <draw:path draw:style-name="gr5" draw:text-style-name="P2" draw:layer="layout" svg:width="2.234cm" svg:height="2.996cm" svg:x="10.504cm" svg:y="5.94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</draw:page>
      <draw:page draw:name="page3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2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4" draw:text-style-name="P2" draw:layer="layout" svg:width="1.477cm" svg:height="1.968cm" svg:x="10.71cm" svg:y="6.401cm" svg:viewBox="0 0 1478 1969" svg:d="M766 1682c136-128 250-265 366-440 115-174 196-334 260-508 64-175 91-313 86-442-5-128-40-208-113-256-72-47-160-48-280-2s-237 126-373 253-250 265-366 440c-115 174-196 334-260 508-64 175-90 313-85 442 5 128 40 208 112 256 72 47 160 48 280 2 120-47 237-126 373-253z">
          <text:p/>
        </draw:path>
        <draw:path draw:style-name="gr5" draw:text-style-name="P2" draw:layer="layout" svg:width="2.234cm" svg:height="2.996cm" svg:x="10.504cm" svg:y="5.94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7" draw:text-style-name="P2" draw:layer="layout" svg:width="1.397cm" svg:height="1.397cm" svg:x="2.5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3.936cm" svg:height="1.523cm" svg:x="1.227cm" svg:y="3.285cm" svg:viewBox="0 0 3937 1524" svg:d="M2007 1223c231 0 428-20 628-63 201-43 345-97 461-172 115-75 168-148 168-235s-53-160-168-235c-116-75-260-129-461-172-200-43-397-63-628-63-232 0-429 20-629 63-201 43-345 97-461 172-115 75-168 148-168 235s53 160 168 235c116 75 260 129 461 172 200 43 397 63 629 63zM984 1422c-314-70-539-158-720-279s-264-241-264-381 83-260 264-381 406-209 720-279 622-102 985-102c362 0 670 32 984 102s539 158 720 279 264 241 264 381-83 260-264 381-406 209-720 279-622 102-984 102c-363 0-671-32-985-102z">
          <text:p/>
        </draw:path>
        <draw:path draw:style-name="gr9" draw:text-style-name="P2" draw:layer="layout" svg:width="0.979cm" svg:height="0.192cm" svg:x="2.749cm" svg:y="3.413cm" svg:viewBox="0 0 980 193" svg:d="M489 0c194 0 366 73 491 193-156-25-315-37-495-37-176 0-332 11-485 36 124-120 295-192 489-192z">
          <text:p/>
        </draw:path>
      </draw:page>
      <draw:page draw:name="page4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2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5" draw:text-style-name="P2" draw:layer="layout" svg:width="2.234cm" svg:height="2.996cm" svg:x="10.505cm" svg:y="5.941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10" draw:text-style-name="P2" draw:layer="layout" svg:width="0.483cm" svg:height="0.483cm" svg:x="12.53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6.477cm" svg:height="1.675cm" svg:x="2.397cm" svg:y="11.414cm">
          <draw:text-box>
            <text:p>irdap.readthedocs.io</text:p>
          </draw:text-box>
        </draw:frame>
      </draw:page>
      <draw:page draw:name="page5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12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13" draw:text-style-name="P2" draw:layer="layout" svg:width="2.234cm" svg:height="2.996cm" svg:x="10.505cm" svg:y="5.941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10" draw:text-style-name="P2" draw:layer="layout" svg:width="0.483cm" svg:height="0.483cm" svg:x="12.53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6.604cm" svg:height="1.675cm" svg:x="2.397cm" svg:y="11.414cm">
          <draw:text-box>
            <text:p text:style-name="P5">irdap.readthedocs.io</text:p>
          </draw:text-box>
        </draw:frame>
      </draw:page>
      <draw:page draw:name="page6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14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15" draw:text-style-name="P2" draw:layer="layout" svg:width="2.234cm" svg:height="2.996cm" svg:x="10.505cm" svg:y="5.941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16" draw:text-style-name="P2" draw:layer="layout" svg:width="0.483cm" svg:height="0.483cm" svg:x="12.53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6.604cm" svg:height="1.675cm" svg:x="2.318cm" svg:y="11.414cm">
          <draw:text-box>
            <text:p text:style-name="P5">irdap.readthedocs.io</text:p>
          </draw:text-box>
        </draw:frame>
      </draw:page>
      <draw:page draw:name="page7" draw:style-name="dp1" draw:master-page-name="Default">
        <draw:frame draw:style-name="gr1" draw:text-style-name="P1" draw:layer="layout" svg:width="22.86cm" svg:height="8.278cm" svg:x="1.762cm" svg:y="3.263cm">
          <draw:text-box>
            <text:p text:style-name="P4"><text:span text:style-name="T1">IRDAP</text:span></text:p>
          </draw:text-box>
        </draw:frame>
        <draw:path draw:style-name="gr14" draw:text-style-name="P2" draw:layer="layout" svg:width="6.146cm" svg:height="8.312cm" svg:x="8.443cm" svg:y="3.102cm" svg:viewBox="0 0 6147 8313" svg:d="M3173 6120c374-354 689-736 1006-1220s541-926 716-1411 249-868 235-1225c-13-356-110-578-309-710-199-131-440-133-770-5-331 128-652 348-1026 701-374 354-689 736-1006 1220s-541 926-716 1411-249 868-235 1224c14 357 110 579 309 710 199 132 440 134 771 6 330-129 651-348 1025-701zM3179 7101c-566 539-1051 872-1550 1067s-863 193-1163-8c-299-200-444-538-464-1081-19-542 93-1125 359-1864 266-738 606-1411 1086-2148s956-1318 1521-1856c566-538 1051-872 1550-1067s863-192 1163 8c299 201 444 539 464 1081 19 542-93 1126-359 1864-266 739-606 1411-1086 2148s-956 1318-1521 1856z">
          <text:p/>
        </draw:path>
        <draw:path draw:style-name="gr3" draw:text-style-name="P3" draw:layer="layout" svg:width="1.256cm" svg:height="4.03cm" svg:x="8.959cm" svg:y="5.678cm" svg:viewBox="0 0 1257 4031" svg:d="M1257 43c-10 0-21 1-31 1 10-15 21-29 31-44zM0 4031l93-1199 42-913c217-482 478-953 804-1453 86-132 172-259 258-382l-62 1422c-133 254-243 507-339 773-176 486-249 869-235 1225 8 222 49 392 126 520h-29c-73 0-293 2-658 7z">
          <text:p/>
        </draw:path>
        <draw:path draw:style-name="gr15" draw:text-style-name="P2" draw:layer="layout" svg:width="2.234cm" svg:height="2.996cm" svg:x="10.505cm" svg:y="5.941cm" svg:viewBox="0 0 2235 2997" svg:d="M1156 2560c-206 194-382 314-564 385-181 70-313 69-423-3-108-72-161-194-168-390-7-195 34-405 130-672 97-266 221-509 395-774 175-266 348-475 553-669 206-194 382-315 564-385 181-70 314-69 423 3 108 72 161 194 168 390 7 195-34 406-130 672-97 266-221 508-395 774-175 266-348 475-553 669z">
          <text:p/>
        </draw:path>
        <draw:custom-shape draw:style-name="gr16" draw:text-style-name="P2" draw:layer="layout" svg:width="0.483cm" svg:height="0.483cm" svg:x="12.53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7.444cm" svg:height="2.774cm" draw:transform="rotate (0.99483767363658) translate (8.516cm 9.844cm)">
          <text:p text:style-name="P6"><text:span text:style-name="T2">irdap.readthedocs.io</text:span></text:p>
          <draw:enhanced-geometry svg:viewBox="0 0 21600 21600" draw:mirror-horizontal="false" draw:mirror-vertical="false" draw:text-path="true" draw:text-path-mode="shape" draw:text-path-scale="path" draw:text-path-same-letter-heights="false" draw:text-areas="0 0 21600 21600" draw:type="fontwork-arch-down-curve" draw:modifiers="40.9099795564622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zxx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-offset-x="0cm" draw:shadow-offset-y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375cm" fo:page-height="15.1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9-09-30T16:26:27.63</meta:creation-date>
    <meta:editing-duration>PT7M55S</meta:editing-duration>
    <meta:editing-cycles>2</meta:editing-cycles>
    <meta:generator>OpenOffice/4.1.5$Win32 OpenOffice.org_project/415m1$Build-9789</meta:generator>
    <dc:date>2019-10-01T19:35:59.98</dc:date>
    <meta:document-statistic meta:object-count="44"/>
  </office:meta>
</office:document-meta>
</file>